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loext:contextual-spacing="false" fo:line-height="150%" fo:text-align="center" style:justify-single-word="false"/>
      <style:text-properties officeooo:rsid="001439ba" officeooo:paragraph-rsid="001439ba"/>
    </style:style>
    <style:style style:name="P2" style:family="paragraph" style:parent-style-name="Standard">
      <style:paragraph-properties fo:margin-top="0.199cm" fo:margin-bottom="0cm" loext:contextual-spacing="false" fo:line-height="150%" fo:text-align="center" style:justify-single-word="false"/>
      <style:text-properties fo:font-weight="bold" officeooo:rsid="001439ba" officeooo:paragraph-rsid="001439ba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 style:list-style-name="L19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51cm" fo:min-width="6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20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75cm" fo:min-width="5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21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75cm" fo:min-width="3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22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75cm" fo:min-width="4.9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23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6.0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24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5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25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849cm" fo:min-width="4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26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5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7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6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28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75cm" fo:min-width="6.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29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30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31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32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33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34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35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36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37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4" xml:id="id2" draw:id="id2" svg:width="7cm" svg:height="2.202cm" draw:transform="rotate (1.5707963267949) translate (9.92640277777778cm 17.7253194444444cm)">
          <text:p text:style-name="P3"><text:span text:style-name="T1">Demora y deficiencia con los procedimientos</text:span></text:p>
          <text:p text:style-name="P3"><text:span text:style-name="T1"><text:s/></text:span><text:span text:style-name="T1">Que requieren la firma manuscrita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svg:width="5.601cm" svg:height="2.001cm" draw:transform="rotate (1.5707963267949) translate (13.6260416666667cm 23.7250694444444cm)">
          <text:p text:style-name="P3"><text:span text:style-name="T1">Se requiere la presencia física de la</text:span></text:p>
          <text:p text:style-name="P3"><text:span text:style-name="T1">Persona interesad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svg:width="4.301cm" svg:height="2.001cm" draw:transform="rotate (1.5707963267949) translate (16.0266944444444cm 19.9266527777778cm)">
          <text:p text:style-name="P3"><text:span text:style-name="T1">Desconfianza del titular de</text:span></text:p>
          <text:p text:style-name="P3"><text:span text:style-name="T1">la firma manuscrit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svg:width="5.462cm" svg:height="2.001cm" draw:transform="rotate (1.5707963267949) translate (16.0266944444444cm 15.4269722222222cm)">
          <text:p text:style-name="P3"><text:span text:style-name="T1">El envió de la documentación física</text:span></text:p>
          <text:p text:style-name="P3"><text:span text:style-name="T1">Es morosa y propensa a perdid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9" draw:id="id9" svg:width="6.599cm" svg:height="2.2cm" draw:transform="rotate (1.5707963267949) translate (3.02683333333333cm 23.9243888888889cm)">
          <text:p text:style-name="P3"><text:span text:style-name="T1">Acceso a la información física es deficient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svg:width="6.201cm" svg:height="2.2cm" draw:transform="rotate (1.5707963267949) translate (6.22652777777778cm 17.3256805555556cm)">
          <text:p text:style-name="P3"><text:span text:style-name="T1">La información física no llega a tiempo 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" draw:id="id10" svg:width="4.601cm" svg:height="2.1cm" draw:transform="rotate (1.5707963267949) translate (3.02683333333333cm 16.7259583333333cm)">
          <text:p text:style-name="P3"><text:span text:style-name="T1">Perdida de información física</text:span></text:p>
          <text:p text:style-name="P3"><text:span text:style-name="T1">Por extravió o robo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8" draw:id="id8" svg:width="6.201cm" svg:height="2.2cm" draw:transform="rotate (1.5707963267949) translate (6.42584722222222cm 23.7260694444444cm)">
          <text:p text:style-name="P3"><text:span text:style-name="T1">La información física ocupa un amplio</text:span></text:p>
          <text:p text:style-name="P3"><text:span text:style-name="T1">espacio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svg:width="6.901cm" svg:height="2.2cm" draw:transform="rotate (1.5707963267949) translate (3.02683333333333cm 11.6257916666667cm)">
          <text:p text:style-name="P3"><text:span text:style-name="T1">Se requiere la adquisición de inmuebles para</text:span></text:p>
          <text:p text:style-name="P3"><text:span text:style-name="T1">El almacenamiento de la información física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5" draw:id="id5" svg:width="6.702cm" svg:height="2.001cm" draw:transform="rotate (1.5707963267949) translate (13.5255cm 11.4264722222222cm)">
          <text:p text:style-name="P3"><text:span text:style-name="T1">La documentación se realiza de forma física</text:span></text:p>
          <text:p text:style-name="P3"><text:span text:style-name="T1">Y digital, teniendo como respaldo</text:span><text:span text:style-name="T2"> </text:span></text:p>
          <draw:enhanced-geometry svg:viewBox="0 0 21600 21600" draw:type="rectangle" draw:enhanced-path="M 0 0 L 21600 0 21600 21600 0 21600 0 0 Z N"/>
        </draw:custom-shape>
        <draw:connector draw:style-name="gr12" draw:text-style-name="P6" svg:x1="13.626cm" svg:y1="20.926cm" svg:x2="12.127cm" svg:y2="14.225cm" draw:start-shape="id1" draw:start-glue-point="0" draw:end-shape="id2" draw:end-glue-point="2" svg:d="M13626 20926h-750v-6701h-749" svg:viewBox="0 0 1501 6703">
          <text:p/>
        </draw:connector>
        <draw:connector draw:style-name="gr13" draw:text-style-name="P6" svg:x1="16.027cm" svg:y1="17.775cm" svg:x2="12.127cm" svg:y2="14.225cm" draw:start-shape="id3" draw:start-glue-point="0" draw:end-shape="id2" draw:end-glue-point="2" svg:d="M16027 17775h-1949v-3550h-1951" svg:viewBox="0 0 3902 3552">
          <text:p/>
        </draw:connector>
        <draw:connector draw:style-name="gr14" draw:text-style-name="P6" svg:x1="16.027cm" svg:y1="12.696cm" svg:x2="12.127cm" svg:y2="14.226cm" draw:start-shape="id4" draw:start-glue-point="0" draw:end-shape="id2" draw:end-glue-point="2" svg:d="M16027 12696h-1949v1530h-1951" svg:viewBox="0 0 3902 1531">
          <text:p/>
        </draw:connector>
        <draw:connector draw:style-name="gr15" draw:text-style-name="P6" svg:x1="13.526cm" svg:y1="8.076cm" svg:x2="12.127cm" svg:y2="14.225cm" draw:start-shape="id5" draw:start-glue-point="0" draw:end-shape="id2" draw:end-glue-point="2" svg:d="M13526 8076h-699v6149h-700" svg:viewBox="0 0 1401 6151">
          <text:p/>
        </draw:connector>
        <draw:connector draw:style-name="gr16" draw:text-style-name="P6" svg:x1="9.925cm" svg:y1="14.225cm" svg:x2="8.426cm" svg:y2="14.227cm" draw:start-shape="id2" draw:start-glue-point="0" draw:end-shape="id6" draw:end-glue-point="2" svg:d="M9925 14225h-749v2h-750" svg:viewBox="0 0 1501 4">
          <text:p/>
        </draw:connector>
        <draw:connector draw:style-name="gr17" draw:text-style-name="P6" svg:x1="9.926cm" svg:y1="14.225cm" svg:x2="5.227cm" svg:y2="8.175cm" draw:start-shape="id2" draw:start-glue-point="0" draw:end-shape="id7" draw:end-glue-point="2" svg:d="M9926 14225h-2349v-6050h-2350" svg:viewBox="0 0 4701 6052">
          <text:p/>
        </draw:connector>
        <draw:connector draw:style-name="gr18" draw:text-style-name="P6" svg:x1="9.926cm" svg:y1="14.225cm" svg:x2="8.626cm" svg:y2="20.626cm" draw:start-shape="id2" draw:start-glue-point="0" draw:end-shape="id8" draw:end-glue-point="2" svg:d="M9926 14225h-650v6401h-650" svg:viewBox="0 0 1302 6403">
          <text:p/>
        </draw:connector>
        <draw:connector draw:style-name="gr19" draw:text-style-name="P6" svg:x1="6.427cm" svg:y1="20.626cm" svg:x2="5.227cm" svg:y2="20.626cm" draw:start-shape="id8" draw:start-glue-point="0" draw:end-shape="id9" draw:end-glue-point="2" svg:d="M6427 20626h-1200" svg:viewBox="0 0 1201 2">
          <text:p/>
        </draw:connector>
        <draw:connector draw:style-name="gr20" draw:text-style-name="P6" svg:x1="6.227cm" svg:y1="14.227cm" svg:x2="5.126cm" svg:y2="14.426cm" draw:start-shape="id6" draw:start-glue-point="0" draw:end-shape="id10" draw:end-glue-point="2" svg:d="M6227 14227h-551v199h-550" svg:viewBox="0 0 1102 201">
          <text:p/>
        </draw:connector>
      </draw:g>
      <text:p text:style-name="P2">ÁRBOL DE PROBLEMA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6-18T18:28:26.391197057</meta:creation-date>
    <dc:date>2015-06-18T18:43:14.573353560</dc:date>
    <dc:creator>armin </dc:creator>
    <meta:editing-duration>PT13M55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